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872cm" fo:min-width="3.178cm"/>
    </style:style>
    <style:style style:name="gr3" style:family="graphic" style:parent-style-name="standard">
      <style:graphic-properties draw:fill="solid" draw:fill-color="#ce181e"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draw:fill="solid" draw:fill-color="#000080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3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draw:stroke="none" draw:fill="none" fo:min-height="8.884cm"/>
    </style:style>
    <style:style style:name="co1" style:family="table-column">
      <style:table-column-properties style:column-width="5.447cm" style:use-optimal-column-width="false"/>
    </style:style>
    <style:style style:name="co2" style:family="table-column">
      <style:table-column-properties style:column-width="3.839cm" style:use-optimal-column-width="false"/>
    </style:style>
    <style:style style:name="co3" style:family="table-column">
      <style:table-column-properties style:column-width="2.754cm" style:use-optimal-column-width="false"/>
    </style:style>
    <style:style style:name="co4" style:family="table-column">
      <style:table-column-properties style:column-width="2.955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236cm"/>
    </style:style>
    <style:style style:name="ro4" style:family="table-row">
      <style:table-row-properties style:row-height="0.6cm"/>
    </style:style>
    <style:style style:name="ce1" style:family="table-cell">
      <loext:graphic-properties draw:textarea-vertical-align="middle"/>
      <style:paragraph-properties fo:border="0.03pt solid #000000"/>
    </style:style>
    <style:style style:name="ce2" style:family="table-cell">
      <style:paragraph-properties fo:border="0.03pt solid #000000"/>
    </style:style>
    <style:style style:name="ce3" style:family="table-cell">
      <loext:graphic-properties draw:textarea-vertical-align="middle"/>
      <style:paragraph-properties fo:border="0.57pt solid #000000"/>
    </style:style>
    <style:style style:name="ce4" style:family="table-cell">
      <loext:graphic-properties draw:textarea-vertical-align="middle"/>
      <style:paragraph-properties fo:border-left="0.57pt solid #000000" fo:border-right="0.57pt solid #ffffff" fo:border-top="0.57pt solid #ffffff" fo:border-bottom="0.57pt solid #ffffff"/>
    </style:style>
    <style:style style:name="ce5" style:family="table-cell">
      <loext:graphic-properties draw:textarea-vertical-align="middle"/>
      <style:paragraph-properties fo:border="0.57pt solid #ffffff"/>
    </style:style>
    <style:style style:name="ce6" style:family="table-cell">
      <style:paragraph-properties fo:border-left="0.03pt solid #ffffff" fo:border-right="0.03pt solid #ffffff" fo:border-top="0.57pt solid #000000" fo:border-bottom="0.03pt solid #ffffff"/>
    </style:style>
    <style:style style:name="ce7" style:family="table-cell">
      <style:paragraph-properties fo:border-left="0.03pt solid #ffffff" fo:border-right="0.03pt solid #ffffff" fo:border-top="0.57pt solid #ffffff" fo:border-bottom="0.03pt solid #ffffff"/>
    </style:style>
    <style:style style:name="ce8" style:family="table-cell">
      <style:paragraph-properties fo:border-left="0.03pt solid #ffffff" fo:border-right="0.03pt solid #ffffff" fo:border-top="0.57pt solid #ffffff" fo:border-bottom="0.03pt solid #ffffff"/>
      <style:text-properties fo:color="#000080" fo:font-weight="bold" style:font-weight-asian="bold" style:font-weight-complex="bold"/>
    </style:style>
    <style:style style:name="ce9" style:family="table-cell">
      <style:text-properties fo:color="#000080" fo:font-weight="bold" style:font-weight-asian="bold" style:font-weight-complex="bold"/>
    </style:style>
    <style:style style:name="ce10" style:family="table-cell">
      <style:paragraph-properties fo:border-left="0.03pt solid #ffffff" fo:border-right="0.03pt solid #ffffff" fo:border-top="0.03pt solid #ffffff" fo:border-bottom="0.03pt solid #dddddd"/>
      <style:text-properties fo:color="#000080" fo:font-weight="bold" style:font-weight-asian="bold" style:font-weight-complex="bold"/>
    </style:style>
    <style:style style:name="ce11" style:family="table-cell">
      <style:paragraph-properties fo:border-left="0.03pt solid #ffffff" fo:border-right="0.03pt solid #dddddd" fo:border-top="0.03pt solid #ffffff" fo:border-bottom="0.03pt solid #ffffff"/>
    </style:style>
    <style:style style:name="ce12" style:family="table-cell">
      <style:paragraph-properties fo:border="0.03pt solid #dddddd"/>
      <style:text-properties fo:color="#ed1c24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e181e"/>
      <style:paragraph-properties fo:text-align="center"/>
    </style:style>
    <style:style style:name="P4" style:family="paragraph">
      <loext:graphic-properties draw:fill="solid" draw:fill-color="#00008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color="#ed1c24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omprar o carro? </text:p>
          </draw:text-box>
        </draw:frame>
        <draw:frame draw:style-name="standard" draw:layer="layout" svg:width="16.34cm" svg:height="11.402cm" svg:x="5.585cm" svg:y="3.42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Marca</text:p>
              </table:table-cell>
              <table:table-cell>
                <text:p>Preço</text:p>
              </table:table-cell>
              <table:table-cell>
                <text:p>Compra <text:s/></text:p>
              </table:table-cell>
            </table:table-row>
            <table:table-row table:style-name="ro2" table:default-cell-style-name="ce2">
              <table:table-cell>
                <text:p>Ford</text:p>
              </table:table-cell>
              <table:table-cell>
                <text:p>30000</text:p>
              </table:table-cell>
              <table:table-cell>
                <text:p>NÃO</text:p>
              </table:table-cell>
            </table:table-row>
            <table:table-row table:style-name="ro2" table:default-cell-style-name="ce2">
              <table:table-cell>
                <text:p>Ford</text:p>
              </table:table-cell>
              <table:table-cell>
                <text:p>15000</text:p>
              </table:table-cell>
              <table:table-cell>
                <text:p>NÃO</text:p>
              </table:table-cell>
            </table:table-row>
            <table:table-row table:style-name="ro2" table:default-cell-style-name="ce2">
              <table:table-cell>
                <text:p>Ford</text:p>
              </table:table-cell>
              <table:table-cell>
                <text:p>5000</text:p>
              </table:table-cell>
              <table:table-cell>
                <text:p>NÃO</text:p>
              </table:table-cell>
            </table:table-row>
            <table:table-row table:style-name="ro2" table:default-cell-style-name="ce2">
              <table:table-cell>
                <text:p>volkswagen</text:p>
              </table:table-cell>
              <table:table-cell>
                <text:p>10000</text:p>
              </table:table-cell>
              <table:table-cell>
                <text:p>NÃO</text:p>
              </table:table-cell>
            </table:table-row>
            <table:table-row table:style-name="ro2" table:default-cell-style-name="ce2">
              <table:table-cell>
                <text:p>volkswagen</text:p>
              </table:table-cell>
              <table:table-cell>
                <text:p>5000</text:p>
              </table:table-cell>
              <table:table-cell>
                <text:p>NÃO</text:p>
              </table:table-cell>
            </table:table-row>
            <table:table-row table:style-name="ro2" table:default-cell-style-name="ce2">
              <table:table-cell>
                <text:p>volkswagen</text:p>
              </table:table-cell>
              <table:table-cell>
                <text:p>15000</text:p>
              </table:table-cell>
              <table:table-cell>
                <text:p>SIM</text:p>
              </table:table-cell>
            </table:table-row>
            <table:table-row table:style-name="ro2" table:default-cell-style-name="ce2">
              <table:table-cell>
                <text:p>volkswagen</text:p>
              </table:table-cell>
              <table:table-cell>
                <text:p>20000</text:p>
              </table:table-cell>
              <table:table-cell>
                <text:p>SIM</text:p>
              </table:table-cell>
            </table:table-row>
            <table:table-row table:style-name="ro2" table:default-cell-style-name="ce2">
              <table:table-cell>
                <text:p>volkswagen</text:p>
              </table:table-cell>
              <table:table-cell>
                <text:p>25000</text:p>
              </table:table-cell>
              <table:table-cell>
                <text:p>SIM</text:p>
              </table:table-cell>
            </table:table-row>
            <table:table-row table:style-name="ro2" table:default-cell-style-name="ce2">
              <table:table-cell>
                <text:p>volkswagen</text:p>
              </table:table-cell>
              <table:table-cell>
                <text:p>30000</text:p>
              </table:table-cell>
              <table:table-cell>
                <text:p>SIM</text:p>
              </table:table-cell>
            </table:table-row>
            <table:table-row table:style-name="ro2" table:default-cell-style-name="ce2">
              <table:table-cell>
                <text:p>volkswagen</text:p>
              </table:table-cell>
              <table:table-cell>
                <text:p>30000</text:p>
              </table:table-cell>
              <table:table-cell>
                <text:p>SI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layer="layout" svg:width="25.199cm" svg:height="2.629cm" svg:x="1.401cm" svg:y="0.629cm" presentation:class="title" presentation:user-transformed="true">
          <draw:text-box>
            <text:p>Comprar o carro? </text:p>
          </draw:text-box>
        </draw:frame>
        <draw:frame draw:style-name="standard" draw:layer="layout" svg:width="9.547cm" svg:height="10.691cm" svg:x="0.796cm" svg:y="3.337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3">
              <table:table-cell table:style-name="ce3">
                <text:p>Marca</text:p>
              </table:table-cell>
              <table:table-cell table:style-name="ce4">
                <text:p>Preço</text:p>
              </table:table-cell>
              <table:table-cell table:style-name="ce5">
                <text:p>Compra <text:s/></text:p>
              </table:table-cell>
            </table:table-row>
            <table:table-row table:style-name="ro2">
              <table:table-cell table:style-name="ce6">
                <text:p>Ford</text:p>
              </table:table-cell>
              <table:table-cell table:style-name="ce7">
                <text:p>30000</text:p>
              </table:table-cell>
              <table:table-cell table:style-name="ce8">
                <text:p><text:span text:style-name="T1">NÃO</text:span></text:p>
              </table:table-cell>
            </table:table-row>
            <table:table-row table:style-name="ro2" table:default-cell-style-name="gray1">
              <table:table-cell>
                <text:p>Ford</text:p>
              </table:table-cell>
              <table:table-cell>
                <text:p>15000</text:p>
              </table:table-cell>
              <table:table-cell table:style-name="ce9">
                <text:p><text:span text:style-name="T1">NÃO</text:span></text:p>
              </table:table-cell>
            </table:table-row>
            <table:table-row table:style-name="ro2" table:default-cell-style-name="gray2">
              <table:table-cell>
                <text:p>Ford</text:p>
              </table:table-cell>
              <table:table-cell>
                <text:p>5000</text:p>
              </table:table-cell>
              <table:table-cell table:style-name="ce9">
                <text:p><text:span text:style-name="T1">NÃO</text:span></text:p>
              </table:table-cell>
            </table:table-row>
            <table:table-row table:style-name="ro2" table:default-cell-style-name="gray1">
              <table:table-cell>
                <text:p>volkswagen</text:p>
              </table:table-cell>
              <table:table-cell>
                <text:p>10000</text:p>
              </table:table-cell>
              <table:table-cell table:style-name="ce9">
                <text:p><text:span text:style-name="T1">NÃO</text:span></text:p>
              </table:table-cell>
            </table:table-row>
            <table:table-row table:style-name="ro2" table:default-cell-style-name="gray2">
              <table:table-cell>
                <text:p>volkswagen</text:p>
              </table:table-cell>
              <table:table-cell>
                <text:p>5000</text:p>
              </table:table-cell>
              <table:table-cell table:style-name="ce10">
                <text:p><text:span text:style-name="T1">NÃO</text:span></text:p>
              </table:table-cell>
            </table:table-row>
            <table:table-row table:style-name="ro2">
              <table:table-cell table:style-name="gray1">
                <text:p>volkswagen</text:p>
              </table:table-cell>
              <table:table-cell table:style-name="ce11">
                <text:p>15000</text:p>
              </table:table-cell>
              <table:table-cell table:style-name="ce12">
                <text:p><text:span text:style-name="T2">SIM</text:span></text:p>
              </table:table-cell>
            </table:table-row>
            <table:table-row table:style-name="ro2">
              <table:table-cell table:style-name="gray2">
                <text:p>volkswagen</text:p>
              </table:table-cell>
              <table:table-cell table:style-name="ce11">
                <text:p>20000</text:p>
              </table:table-cell>
              <table:table-cell table:style-name="ce12">
                <text:p><text:span text:style-name="T2">SIM</text:span></text:p>
              </table:table-cell>
            </table:table-row>
            <table:table-row table:style-name="ro2">
              <table:table-cell table:style-name="gray1">
                <text:p>volkswagen</text:p>
              </table:table-cell>
              <table:table-cell table:style-name="ce11">
                <text:p>25000</text:p>
              </table:table-cell>
              <table:table-cell table:style-name="ce12">
                <text:p><text:span text:style-name="T2">SIM</text:span></text:p>
              </table:table-cell>
            </table:table-row>
            <table:table-row table:style-name="ro2">
              <table:table-cell table:style-name="gray2">
                <text:p>volkswagen</text:p>
              </table:table-cell>
              <table:table-cell table:style-name="ce11">
                <text:p>30000</text:p>
              </table:table-cell>
              <table:table-cell table:style-name="ce12">
                <text:p><text:span text:style-name="T2">SIM</text:span></text:p>
              </table:table-cell>
            </table:table-row>
            <table:table-row table:style-name="ro4">
              <table:table-cell table:style-name="gray1">
                <text:p>volkswagen</text:p>
              </table:table-cell>
              <table:table-cell table:style-name="ce11">
                <text:p>30000</text:p>
              </table:table-cell>
              <table:table-cell table:style-name="ce12">
                <text:p><text:span text:style-name="T2">SIM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xml:id="id1" draw:id="id1" draw:layer="layout" svg:width="5.2cm" svg:height="3cm" svg:x="18.8cm" svg:y="2.8cm">
          <text:p text:style-name="P2">‘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9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20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20.2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20.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9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2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1.2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878cm" svg:height="0.962cm" svg:x="25.322cm" svg:y="11.038cm">
          <draw:text-box>
            <text:p>NÃO</text:p>
          </draw:text-box>
        </draw:frame>
        <draw:connector draw:style-name="gr6" draw:text-style-name="P6" draw:layer="layout" draw:type="line" svg:x1="21.4cm" svg:y1="5.8cm" svg:x2="23.286cm" svg:y2="8.232cm" draw:start-shape="id1" draw:start-glue-point="8" svg:d="M21400 5800l1886 2432" svg:viewBox="0 0 1887 2433">
          <text:p/>
        </draw:connector>
        <draw:connector draw:style-name="gr6" draw:text-style-name="P6" draw:layer="layout" draw:type="line" svg:x1="21.4cm" svg:y1="5.8cm" svg:x2="19.639cm" svg:y2="8.039cm" draw:start-shape="id1" draw:start-glue-point="8" draw:end-shape="id2" draw:end-glue-point="11" svg:d="M21400 5800l-1761 2239" svg:viewBox="0 0 1762 2240">
          <text:p/>
        </draw:connector>
        <draw:custom-shape draw:style-name="gr2" draw:text-style-name="P2" xml:id="id2" draw:id="id2" draw:layer="layout" svg:width="5.2cm" svg:height="3cm" svg:x="15.2cm" svg:y="7.6cm">
          <text:p text:style-name="P2">‘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1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2.4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2cm" svg:height="3cm" svg:x="22.2cm" svg:y="7.8cm">
          <text:p text:style-name="P2">‘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0.714cm" svg:height="0.962cm" svg:x="18.925cm" svg:y="6.238cm">
          <draw:text-box>
            <text:p>-</text:p>
          </draw:text-box>
        </draw:frame>
        <draw:frame draw:style-name="gr8" draw:text-style-name="P5" draw:layer="layout" svg:width="0.875cm" svg:height="0.962cm" svg:x="20cm" svg:y="10.6cm">
          <draw:text-box>
            <text:p>+</text:p>
          </draw:text-box>
        </draw:frame>
        <draw:custom-shape draw:style-name="gr3" draw:text-style-name="P3" draw:layer="layout" svg:width="0.6cm" svg:height="0.6cm" svg:x="15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6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6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6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8.401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9.0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5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5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5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7.8cm" svg:y1="10.6cm" svg:x2="16cm" svg:y2="12.2cm" draw:start-shape="id2" draw:start-glue-point="8" draw:end-shape="id3" draw:end-glue-point="4" svg:d="M17800 10600l-1800 1600" svg:viewBox="0 0 1801 1601">
          <text:p/>
        </draw:connector>
        <draw:connector draw:style-name="gr6" draw:text-style-name="P6" draw:layer="layout" draw:type="line" svg:x1="17.8cm" svg:y1="10.6cm" svg:x2="22.2cm" svg:y2="12.2cm" draw:start-shape="id2" draw:start-glue-point="8" draw:end-shape="id4" draw:end-glue-point="4" svg:d="M17800 10600l4400 1600" svg:viewBox="0 0 4401 1601">
          <text:p/>
        </draw:connector>
        <draw:frame draw:style-name="gr8" draw:text-style-name="P5" draw:layer="layout" svg:width="0.875cm" svg:height="0.962cm" svg:x="23.325cm" svg:y="6.438cm">
          <draw:text-box>
            <text:p>+</text:p>
          </draw:text-box>
        </draw:frame>
        <draw:custom-shape draw:style-name="gr2" draw:text-style-name="P2" xml:id="id3" draw:id="id3" draw:layer="layout" svg:width="5.2cm" svg:height="3cm" svg:x="13.4cm" svg:y="12.2cm">
          <text:p text:style-name="P2">‘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5.2cm" svg:height="3cm" svg:x="19.6cm" svg:y="12.2cm">
          <text:p text:style-name="P2">‘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4.435cm" svg:height="0.962cm" svg:x="12.765cm" svg:y="6.4cm">
          <draw:text-box>
            <text:p>Preço &gt; 10k ?</text:p>
          </draw:text-box>
        </draw:frame>
        <draw:frame draw:style-name="gr7" draw:text-style-name="P5" draw:layer="layout" svg:width="0.714cm" svg:height="0.962cm" svg:x="15.4cm" svg:y="10.8cm">
          <draw:text-box>
            <text:p>-</text:p>
          </draw:text-box>
        </draw:frame>
        <draw:frame draw:style-name="gr10" draw:text-style-name="P5" draw:layer="layout" svg:width="2.335cm" svg:height="0.962cm" svg:x="15.465cm" svg:y="3.4cm">
          <draw:text-box>
            <text:p>Ford ?</text:p>
          </draw:text-box>
        </draw:frame>
        <draw:custom-shape draw:style-name="gr4" draw:text-style-name="P4" draw:layer="layout" svg:width="0.6cm" svg:height="0.6cm" svg:x="15.2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21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21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2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22.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21.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878cm" svg:height="0.962cm" svg:x="11.4cm" svg:y="14.438cm">
          <draw:text-box>
            <text:p>NÃO</text:p>
          </draw:text-box>
        </draw:frame>
        <draw:frame draw:style-name="gr11" draw:text-style-name="P5" draw:layer="layout" svg:width="1.632cm" svg:height="0.962cm" svg:x="23.922cm" svg:y="14.788cm">
          <draw:text-box>
            <text:p>SIM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omprar o carro? </text:p>
              </text:list-item>
              <text:list-item>
                <text:p>Comprar o carro?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b3b3b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8T11:15:38.279229261</meta:creation-date>
    <dc:date>2020-08-28T18:17:47.174790911</dc:date>
    <meta:editing-duration>PT12M21S</meta:editing-duration>
    <meta:editing-cycles>3</meta:editing-cycles>
    <meta:generator>LibreOffice/6.0.7.3$Linux_X86_64 LibreOffice_project/00m0$Build-3</meta:generator>
    <meta:document-statistic meta:object-count="78"/>
  </office:meta>
</office:document-meta>
</file>